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size="9pt" style:font-size-asian="7.84999990463257pt" style:font-size-complex="9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1508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3016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452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6028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753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9043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0547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.2055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.3563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19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3846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5772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7693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9618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1543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346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.539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.7311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sheet – Deharmonizing <text:s text:c="89"/></text:p>
      <text:p text:style-name="P4"/>
      <text:p text:style-name="P2">Prerequisites:</text:p>
      <text:p text:style-name="P2"><text:s text:c="4"/><text:span text:style-name="T2">This tutorial is an expansion that requires both the NoteDetect tutorial and the octaveShift tutorial.</text:span></text:p>
      <text:p text:style-name="P2">Goals:</text:p>
      <text:p text:style-name="P3"><text:s text:c="5"/>- To remove the harmony from an input file.</text:p>
      <text:p text:style-name="P2">Introduction:</text:p>
      <text:p text:style-name="P3">The human voice is rife with harmony, it is what gives our voices their fullness and breadth. <text:s/>However it is possible to isolate the fundamental frequency of someone's voice, this was done in NoteDetect. <text:s/>Isolating this frequency opens up a world of possibilities, but this tutorial deals with one specific application, cutting out as much of everything else as the user asks you to. <text:s/></text:p>
      <text:p text:style-name="P3"/>
      <text:p text:style-name="P3">This is a pretty simple expansion of NoteDetect, and only requires a few more lines of code. <text:s/>This time after detecting the fundamental frequency band of a person's voice, skip the step of finding the nearest note. <text:s/>Now you can set every frequency band not in the user designated window to zero.</text:p>
      <text:p text:style-name="P3"><text:s/></text:p>
      <text:p text:style-name="P2">Tasks:</text:p>
      <text:list text:style-name="L2">
        <text:list-header>
          <text:p text:style-name="P6">- <text:s/>Ensure that you have a working NoteDetect.</text:p>
        </text:list-header>
      </text:list>
      <text:p text:style-name="P3"><text:s text:c="6"/>- <text:s/>Use the information from the introduction to convert the NoteDetect to deHarm.cpp</text:p>
      <text:p text:style-name="P2">Additional Information:</text:p>
      <text:list text:style-name="L3">
        <text:list-header>
          <text:p text:style-name="P7">The frequency band domain formed from an FFT provides a great many options. <text:s/>Some things you may want to try are:</text:p>
        </text:list-header>
        <text:list-item>
          <text:p text:style-name="P7">Delete the fundamental frequency and everything around it within a window</text:p>
        </text:list-item>
        <text:list-item>
          <text:p text:style-name="P7">Remove all spikes in the data, including the fundamental</text:p>
        </text:list-item>
        <text:list-item>
          <text:p text:style-name="P7">Zero all data below a certain amplitude to rid your recording of some external noise.</text:p>
        </text:list-item>
        <text:list-item>
          <text:p text:style-name="P7">Shift the frequencies a certain amount independent of location</text:p>
          <text:p text:style-name="P7"/>
        </text:list-item>
      </text:list>
      <text:p text:style-name="P3">There are a lot of exercises to carry out, so experiment. 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1" style:family="text">
      <style:text-properties fo:font-size="9pt" style:font-size-asian="7.84999990463257pt" style:font-size-complex="9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ext:p text:style-name="Header"><text:span text:style-name="T1">Deharmonizing last revised on </text:span><text:span text:style-name="T1"><text:date style:data-style-name="N37" text:date-value="2008-07-25T14:22:03">07/25/08</text:dat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hn Brock</meta:initial-creator>
    <meta:creation-date>2008-07-25T11:39:41</meta:creation-date>
    <dc:creator>John Brock</dc:creator>
    <dc:date>2008-07-25T14:21:51</dc:date>
    <meta:editing-cycles>7</meta:editing-cycles>
    <meta:editing-duration>PT2H42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0" meta:word-count="329" meta:character-count="2107"/>
  </office:meta>
</office:document-meta>
</file>